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A000000EA5B29BB4E5D3AC7E8.png" manifest:media-type="image/png"/>
  <manifest:file-entry manifest:full-path="Pictures/10000201000001AA00000050252AA8B1E2C69A9F.png" manifest:media-type="image/png"/>
  <manifest:file-entry manifest:full-path="Pictures/1000020100000589000000A3BE30C06B0B5CE23D.png" manifest:media-type="image/png"/>
  <manifest:file-entry manifest:full-path="Pictures/100002010000059700000254111812C7362A7D1C.png" manifest:media-type="image/png"/>
  <manifest:file-entry manifest:full-path="Pictures/10000201000001F300000032F1AC0D626DF1DCAE.png" manifest:media-type="image/png"/>
  <manifest:file-entry manifest:full-path="Pictures/10000201000003B40000013917298CA1B27FB156.png" manifest:media-type="image/png"/>
  <manifest:file-entry manifest:full-path="Pictures/100002010000040500000050EA33149D016EA6B6.png" manifest:media-type="image/png"/>
  <manifest:file-entry manifest:full-path="Pictures/1000020100000580000000AF2DB4899D625ADE1B.png" manifest:media-type="image/png"/>
  <manifest:file-entry manifest:full-path="Pictures/100002010000059900000130BB11BC791CA0F640.png" manifest:media-type="image/png"/>
  <manifest:file-entry manifest:full-path="Pictures/100002010000021B000000370A19A712F4E689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202cm" svg:height="1.322cm" svg:x="6.998cm" svg:y="0.478cm">
          <draw:image xlink:href="Pictures/10000201000001F300000032F1AC0D626DF1DCAE.png" xlink:type="simple" xlink:show="embed" xlink:actuate="onLoad">
            <text:p/>
          </draw:image>
        </draw:frame>
        <draw:frame draw:style-name="gr1" draw:text-style-name="P1" draw:layer="layout" svg:width="25.082cm" svg:height="8.28cm" svg:x="1.561cm" svg:y="6.418cm">
          <draw:image xlink:href="Pictures/10000201000003B40000013917298CA1B27FB1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4.26cm" svg:height="1.454cm" svg:x="4.6cm" svg:y="1.346cm">
          <draw:image xlink:href="Pictures/100002010000021B000000370A19A712F4E689F2.png" xlink:type="simple" xlink:show="embed" xlink:actuate="onLoad">
            <text:p/>
          </draw:image>
        </draw:frame>
        <draw:frame draw:style-name="gr1" draw:text-style-name="P1" draw:layer="layout" svg:width="27.225cm" svg:height="2.116cm" svg:x="0.2cm" svg:y="3cm">
          <draw:image xlink:href="Pictures/100002010000040500000050EA33149D016EA6B6.png" xlink:type="simple" xlink:show="embed" xlink:actuate="onLoad">
            <text:p/>
          </draw:image>
        </draw:frame>
        <draw:frame draw:style-name="gr1" draw:text-style-name="P1" draw:layer="layout" svg:width="27.999cm" svg:height="3.22cm" svg:x="0.102cm" svg:y="6.18cm">
          <draw:image xlink:href="Pictures/1000020100000589000000A3BE30C06B0B5CE23D.png" xlink:type="simple" xlink:show="embed" xlink:actuate="onLoad">
            <text:p/>
          </draw:image>
        </draw:frame>
        <draw:frame draw:style-name="gr1" draw:text-style-name="P1" draw:layer="layout" svg:width="27.999cm" svg:height="5.938cm" svg:x="0.102cm" svg:y="10.8cm">
          <draw:image xlink:href="Pictures/100002010000059900000130BB11BC791CA0F6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1.27cm" svg:height="2.116cm" svg:x="7.13cm" svg:y="0.684cm">
          <draw:image xlink:href="Pictures/10000201000001AA00000050252AA8B1E2C69A9F.png" xlink:type="simple" xlink:show="embed" xlink:actuate="onLoad">
            <text:p/>
          </draw:image>
        </draw:frame>
        <draw:frame draw:style-name="gr1" draw:text-style-name="P1" draw:layer="layout" svg:width="27.999cm" svg:height="11.66cm" svg:x="0.102cm" svg:y="4.728cm">
          <draw:image xlink:href="Pictures/100002010000059700000254111812C7362A7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3.478cm" svg:x="0.201cm" svg:y="0.722cm">
          <draw:image xlink:href="Pictures/1000020100000580000000AF2DB4899D625ADE1B.png" xlink:type="simple" xlink:show="embed" xlink:actuate="onLoad">
            <text:p/>
          </draw:image>
        </draw:frame>
        <draw:frame draw:style-name="gr1" draw:text-style-name="P1" draw:layer="layout" svg:width="27.999cm" svg:height="4.517cm" svg:x="0.102cm" svg:y="8.299cm">
          <draw:image xlink:href="Pictures/10000201000005AA000000EA5B29BB4E5D3AC7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8:58:09.572666183</meta:creation-date>
    <dc:date>2017-06-08T19:04:49.037129582</dc:date>
    <meta:editing-duration>PT6M44S</meta:editing-duration>
    <meta:editing-cycles>1</meta:editing-cycles>
    <meta:generator>LibreOffice/5.1.6.2$Linux_X86_64 LibreOffice_project/10m0$Build-2</meta:generator>
    <meta:document-statistic meta:object-count="39"/>
  </office:meta>
</office:document-meta>
</file>